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a987" officeooo:paragraph-rsid="000ca987"/>
    </style:style>
    <style:style style:name="P2" style:family="paragraph" style:parent-style-name="Standard">
      <style:text-properties officeooo:rsid="000f1419" officeooo:paragraph-rsid="000f1419"/>
    </style:style>
    <style:style style:name="P3" style:family="paragraph" style:parent-style-name="Standard">
      <style:text-properties officeooo:rsid="000f1419" officeooo:paragraph-rsid="0012aa6b"/>
    </style:style>
    <style:style style:name="P4" style:family="paragraph" style:parent-style-name="Standard">
      <style:text-properties officeooo:rsid="000f9acd" officeooo:paragraph-rsid="000f9acd"/>
    </style:style>
    <style:style style:name="P5" style:family="paragraph" style:parent-style-name="Standard">
      <style:text-properties officeooo:rsid="0011546c" officeooo:paragraph-rsid="0011546c"/>
    </style:style>
    <style:style style:name="P6" style:family="paragraph" style:parent-style-name="Standard">
      <style:text-properties officeooo:rsid="001330b6" officeooo:paragraph-rsid="001330b6"/>
    </style:style>
    <style:style style:name="T1" style:family="text">
      <style:text-properties officeooo:rsid="000d3988"/>
    </style:style>
    <style:style style:name="T2" style:family="text">
      <style:text-properties officeooo:rsid="000f1419"/>
    </style:style>
    <style:style style:name="T3" style:family="text">
      <style:text-properties officeooo:rsid="001502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criação</text:p>
      <text:p text:style-name="P1"/>
      <text:p text:style-name="P2">ingresso</text:p>
      <text:p text:style-name="P2">receita</text:p>
      <text:p text:style-name="P2">perfil</text:p>
      <text:p text:style-name="P2">contrato</text:p>
      <text:p text:style-name="P2">produto</text:p>
      <text:p text:style-name="P2">carro</text:p>
      <text:p text:style-name="P2">imóvel</text:p>
      <text:p text:style-name="P2">perfil</text:p>
      <text:p text:style-name="P3">propaganda</text:p>
      <text:p text:style-name="P2">promoção</text:p>
      <text:p text:style-name="P3">personalidade</text:p>
      <text:p text:style-name="P3">histórico</text:p>
      <text:p text:style-name="P4">grupos</text:p>
      <text:p text:style-name="P4">endereço</text:p>
      <text:p text:style-name="P4">agenda</text:p>
      <text:p text:style-name="P5">evento</text:p>
      <text:p text:style-name="P6">grade de <text:span text:style-name="T3">funcionário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7:33:23.171909772</meta:creation-date>
    <dc:date>2017-08-30T11:58:30.495733307</dc:date>
    <meta:editing-duration>PT3H44M2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22" meta:character-count="155" meta:non-whitespace-character-count="151"/>
  </office:meta>
</office:document-meta>
</file>